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ilding a Windows DLL for MinGW in MSYS2 MINGW64</text:h>
      <text:p text:style-name="Standard"/>
      <text:list xml:id="list6248320074615602692" text:style-name="L1">
        <text:list-item>
          <text:p text:style-name="P1">Open the 'MSYS2 MINGW64' terminal.</text:p>
          <text:p text:style-name="P1"/>
        </text:list-item>
        <text:list-item>
          <text:p text:style-name="P1">Update the MSYS2 environment.</text:p>
        </text:list-item>
      </text:list>
      <text:list xml:id="list6522268490147955669" text:style-name="L2">
        <text:list-item>
          <text:list>
            <text:list-item>
              <text:p text:style-name="P2">$ pacman -Suy</text:p>
            </text:list-item>
          </text:list>
        </text:list-item>
      </text:list>
      <text:p text:style-name="Standard"/>
      <text:list xml:id="list23357539" text:continue-list="list6248320074615602692" text:style-name="L1">
        <text:list-item>
          <text:p text:style-name="P1">Install the CMake, Make and GCC toolchain.</text:p>
        </text:list-item>
      </text:list>
      <text:list xml:id="list6132821244409353984" text:style-name="L3">
        <text:list-item>
          <text:list>
            <text:list-item>
              <text:p text:style-name="P3">$ pacman -S mingw-w64-x86_64-cmake</text:p>
            </text:list-item>
            <text:list-item>
              <text:p text:style-name="P3">$ pacman -S mingw-w64-x86_64-make</text:p>
            </text:list-item>
            <text:list-item>
              <text:p text:style-name="P3">$ pacman -S mingw-w64-x86_64-toolchain</text:p>
            </text:list-item>
          </text:list>
        </text:list-item>
      </text:list>
      <text:p text:style-name="Standard"/>
      <text:list xml:id="list23376428" text:continue-list="list23357539" text:style-name="L1">
        <text:list-item>
          <text:p text:style-name="P1">Build the project.</text:p>
        </text:list-item>
      </text:list>
      <text:list xml:id="list7753534360942867582" text:style-name="L4">
        <text:list-item>
          <text:list>
            <text:list-item>
              <text:p text:style-name="P4">cd &lt;Source-Folder&gt;</text:p>
            </text:list-item>
            <text:list-item>
              <text:p text:style-name="P4">$ cmake . -B "_BUILD_" -G "MinGW Makefiles"</text:p>
            </text:list-item>
            <text:list-item>
              <text:p text:style-name="P4">$ cmake --build _BUILD_</text:p>
            </text:list-item>
          </text:list>
        </text:list-item>
      </text:list>
      <text:p text:style-name="Standard"/>
      <text:list xml:id="list23352325" text:continue-list="list23376428" text:style-name="L1">
        <text:list-item>
          <text:p text:style-name="P1">Be happy.</text:p>
        </text:list-item>
      </text:list>
      <text:p text:style-name="Standard"/>
      <text:h text:style-name="Heading_20_1" text:outline-level="1">Building a WASM for MinGW in MSYS2 MINGW64</text:h>
      <text:p text:style-name="Text_20_body"/>
      <text:list xml:id="list3858637426627621757" text:style-name="L5">
        <text:list-item>
          <text:p text:style-name="P5">Install the Emscripten SDK</text:p>
          <text:p text:style-name="P5"/>
        </text:list-item>
        <text:list-item>
          <text:p text:style-name="P5">Perform the steps 1, 2 and 3 from the previous scenario.</text:p>
          <text:p text:style-name="P5"/>
        </text:list-item>
        <text:list-item>
          <text:p text:style-name="P5">Set the Emscripten's environment variables.</text:p>
        </text:list-item>
      </text:list>
      <text:list xml:id="list5732642079254451472" text:style-name="L6">
        <text:list-item>
          <text:list>
            <text:list-item>
              <text:p text:style-name="P6">cd &lt;EmscptenSdkFolder&gt;</text:p>
            </text:list-item>
            <text:list-item>
              <text:p text:style-name="P6">$ source ./emsdk_env.sh</text:p>
            </text:list-item>
            <text:list-item>
              <text:p text:style-name="P6">$ echo $PATH</text:p>
            </text:list-item>
          </text:list>
        </text:list-item>
      </text:list>
      <text:p text:style-name="Standard"/>
      <text:list xml:id="list23367503" text:continue-list="list3858637426627621757" text:style-name="L5">
        <text:list-item>
          <text:p text:style-name="P5">6. Build the project.</text:p>
        </text:list-item>
      </text:list>
      <text:list xml:id="list2857592244797071169" text:style-name="L7">
        <text:list-item>
          <text:list>
            <text:list-item>
              <text:p text:style-name="P7">cd &lt;Source-Folder&gt;</text:p>
            </text:list-item>
            <text:list-item>
              <text:p text:style-name="P7">$ emcmake cmake . -B "_BUILD_" -G "MinGW Makefiles"</text:p>
            </text:list-item>
            <text:list-item>
              <text:p text:style-name="P7">$ emmake cmake --build _BUILD_</text:p>
            </text:list-item>
            <text:list-item>
              <text:p text:style-name="P7">$ cd _BUILD_</text:p>
            </text:list-item>
            <text:list-item>
              <text:p text:style-name="P7">$ emcc libargon2.a -o argon2.wasm --no-entry -s EXPORTED_FUNCTIONS=["_argon2_ctx","_argon2_encodedlen","_argon2_error_message","_argon2_hash","_argon2_type2string","_argon2_verify","_argon2_verify_ctx","_argon2d_ctx","_argon2d_hash_encoded","_argon2d_hash_raw","_argon2d_verify","_argon2d_verify_ctx","_argon2i_ctx","_argon2i_hash_encoded","_argon2i_hash_raw","_argon2i_verify","_argon2i_verify_ctx","_argon2id_ctx","_argon2id_hash_encoded","_argon2id_hash_raw","_argon2id_verify","_argon2id_verify_ctx"]</text:p>
            </text:list-item>
          </text:list>
        </text:list-item>
      </text:list>
      <text:p text:style-name="Standard"/>
      <text:list xml:id="list23355322" text:continue-list="list23367503" text:style-name="L5">
        <text:list-item>
          <text:p text:style-name="P5">WASM is neither Intel x86 nor AMD64. It is a separate virtual ISA.</text:p>
        </text:list-item>
      </text:list>
      <text:p text:style-name="Standard"/>
      <text:h text:style-name="Heading_20_1" text:outline-level="1">Other scenarios</text:h>
      <text:p text:style-name="Standard"/>
      <text:p text:style-name="Standard">To build a project which does not have any CMake files and consists of a single C file:</text:p>
      <text:list xml:id="list7139523664398976496" text:style-name="L8">
        <text:list-item>
          <text:p text:style-name="P8">emcc sum.c -o sum.wasm --no-entry -s EXPORTED_FUNCTIONS=["_sum"]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7-13T16:58:34.75</meta:creation-date>
    <meta:editing-duration>PT2H5M13S</meta:editing-duration>
    <meta:editing-cycles>28</meta:editing-cycles>
    <meta:generator>OpenOffice/4.1.14$Win32 OpenOffice.org_project/4114m1$Build-9811</meta:generator>
    <dc:title>Default Page</dc:title>
    <dc:date>2023-12-06T03:11:36.01</dc:date>
    <meta:document-statistic meta:table-count="0" meta:image-count="0" meta:object-count="0" meta:page-count="1" meta:paragraph-count="30" meta:word-count="196" meta:character-count="1511"/>
    <meta:user-defined meta:name="Info 1"/>
    <meta:user-defined meta:name="Info 2"/>
    <meta:user-defined meta:name="Info 3"/>
    <meta:user-defined meta:name="Info 4"/>
    <meta:template xlink:type="simple" xlink:actuate="onRequest" xlink:title="Default Page" xlink:href="../../../../OpenOffice/4/user/template/Default%20Page.ott" meta:date="2023-07-13T16:58:34.75"/>
  </office:meta>
</office:document-meta>
</file>